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83df" officeooo:paragraph-rsid="000083df"/>
    </style:style>
    <style:style style:name="P2" style:family="paragraph" style:parent-style-name="Standard">
      <style:text-properties fo:font-size="10pt" officeooo:paragraph-rsid="000083df" style:font-size-asian="10pt" style:font-size-complex="10pt"/>
    </style:style>
    <style:style style:name="P3" style:family="paragraph" style:parent-style-name="Standard" style:list-style-name="L8">
      <style:text-properties fo:font-size="10pt" officeooo:paragraph-rsid="000083df" style:font-size-asian="10pt" style:font-size-complex="10pt"/>
    </style:style>
    <style:style style:name="P4" style:family="paragraph" style:parent-style-name="Text_20_body" style:list-style-name="L18">
      <style:text-properties style:text-underline-style="none" fo:font-weight="normal" officeooo:rsid="00058624" officeooo:paragraph-rsid="00058624" style:font-weight-asian="normal" style:font-weight-complex="normal"/>
    </style:style>
    <style:style style:name="P5" style:family="paragraph" style:parent-style-name="Text_20_body" style:list-style-name="L6">
      <style:text-properties fo:font-size="10pt" officeooo:paragraph-rsid="000083df" style:font-size-asian="10pt" style:font-size-complex="10pt"/>
    </style:style>
    <style:style style:name="P6" style:family="paragraph" style:parent-style-name="Text_20_body">
      <style:text-properties fo:font-size="10pt" officeooo:paragraph-rsid="000083df" style:font-size-asian="10pt" style:font-size-complex="10pt"/>
    </style:style>
    <style:style style:name="P7" style:family="paragraph" style:parent-style-name="Text_20_body" style:list-style-name="L7">
      <style:text-properties fo:font-size="10pt" officeooo:paragraph-rsid="000083df" style:font-size-asian="10pt" style:font-size-complex="10pt"/>
    </style:style>
    <style:style style:name="P8" style:family="paragraph" style:parent-style-name="Text_20_body" style:list-style-name="L7">
      <style:text-properties fo:font-size="10pt" officeooo:rsid="000083df" officeooo:paragraph-rsid="000083df" style:font-size-asian="10pt" style:font-size-complex="10pt"/>
    </style:style>
    <style:style style:name="P9" style:family="paragraph" style:parent-style-name="Text_20_body">
      <style:text-properties fo:font-size="10pt" officeooo:rsid="000083df" officeooo:paragraph-rsid="000083df" style:font-size-asian="10pt" style:font-size-complex="10pt"/>
    </style:style>
    <style:style style:name="P10" style:family="paragraph" style:parent-style-name="Text_20_body">
      <style:text-properties fo:font-size="10pt" style:text-underline-style="solid" style:text-underline-width="auto" style:text-underline-color="font-color" officeooo:rsid="000083df" officeooo:paragraph-rsid="000083df" style:font-size-asian="10pt" style:font-size-complex="10pt"/>
    </style:style>
    <style:style style:name="P11" style:family="paragraph" style:parent-style-name="Text_20_body">
      <style:text-properties fo:font-size="10pt" style:text-underline-style="solid" style:text-underline-width="auto" style:text-underline-color="font-color" officeooo:rsid="000393dd" officeooo:paragraph-rsid="000393dd" style:font-size-asian="10pt" style:font-size-complex="10pt"/>
    </style:style>
    <style:style style:name="P12" style:family="paragraph" style:parent-style-name="Text_20_body">
      <style:text-properties fo:font-size="10pt" style:text-underline-style="solid" style:text-underline-width="auto" style:text-underline-color="font-color" officeooo:rsid="00058624" officeooo:paragraph-rsid="00058624" style:font-size-asian="10pt" style:font-size-complex="10pt"/>
    </style:style>
    <style:style style:name="P13" style:family="paragraph" style:parent-style-name="Text_20_body" style:list-style-name="L16">
      <style:text-properties fo:font-size="10pt" style:text-underline-style="none" officeooo:rsid="000083df" officeooo:paragraph-rsid="000083df" style:font-size-asian="10pt" style:font-size-complex="10pt"/>
    </style:style>
    <style:style style:name="P14" style:family="paragraph" style:parent-style-name="Text_20_body" style:list-style-name="L16">
      <style:text-properties fo:font-size="10pt" style:text-underline-style="none" officeooo:rsid="0002237a" officeooo:paragraph-rsid="0002237a" style:font-size-asian="10pt" style:font-size-complex="10pt"/>
    </style:style>
    <style:style style:name="P15" style:family="paragraph" style:parent-style-name="Text_20_body" style:list-style-name="L17">
      <style:text-properties fo:font-size="10pt" style:text-underline-style="none" officeooo:rsid="000393dd" officeooo:paragraph-rsid="000393dd" style:font-size-asian="10pt" style:font-size-complex="10pt"/>
    </style:style>
    <style:style style:name="T1" style:family="text">
      <style:text-properties officeooo:rsid="000083d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083df"/>
    </style:style>
    <style:style style:name="T4" style:family="text">
      <style:text-properties officeooo:rsid="0002237a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ia KV260 setup</text:p>
      <text:p text:style-name="P2"><text:span text:style-name="T3">What you’ll need:</text:span></text:p>
      <text:list xml:id="list836597203" text:style-name="L8">
        <text:list-item>
          <text:p text:style-name="P3"><text:span text:style-name="T3">KV260 Power supply and Adapter (12V, 3A) </text:span></text:p>
        </text:list-item>
        <text:list-item>
          <text:p text:style-name="P3">MicroSD Card 16GB or Above</text:p>
        </text:list-item>
      </text:list>
      <text:list xml:id="list521573101" text:style-name="L6">
        <text:list-item>
          <text:p text:style-name="P5">USB-A to micro-B Cable</text:p>
        </text:list-item>
        <text:list-item>
          <text:p text:style-name="P5"><text:span text:style-name="T1">Raspberry Pi Camera</text:span></text:p>
        </text:list-item>
        <text:list-item>
          <text:p text:style-name="P5">Ethernet Cable</text:p>
        </text:list-item>
      </text:list>
      <text:p text:style-name="P6"/>
      <text:p text:style-name="P10">PetaLinux installation</text:p>
      <text:list xml:id="list231278346" text:style-name="L7">
        <text:list-item>
          <text:p text:style-name="P7"><text:span text:style-name="T3">Download the Kria KV260 image from the Xilinx webpage to your PC.</text:span></text:p>
        </text:list-item>
        <text:list-item>
          <text:p text:style-name="P7"><text:span text:style-name="T3">Download the Balena Etcher image flashing tool</text:span></text:p>
        </text:list-item>
        <text:list-item>
          <text:p text:style-name="P8"><text:span text:style-name="T2">Follow the instructions within Balena Ethcher to flash the image to the SD card</text:span></text:p>
        </text:list-item>
      </text:list>
      <text:p text:style-name="P9"><text:span text:style-name="T2"/></text:p>
      <text:p text:style-name="P10">Hardware setup</text:p>
      <text:list xml:id="list2117840818" text:style-name="L16">
        <text:list-item>
          <text:p text:style-name="P13">Insert the microSD card containing the boot image in the microSD card slot (J11) </text:p>
        </text:list-item>
        <text:list-item>
          <text:p text:style-name="P13">Connect the micro-B end of the USB-A to micro B cable to J4</text:p>
        </text:list-item>
        <text:list-item>
          <text:p text:style-name="P13">Connect the Raspberry Pi Camera Module to J9</text:p>
        </text:list-item>
        <text:list-item>
          <text:p text:style-name="P13">Connect to a monitor/display <text:span text:style-name="T4">with the the HDMI cable</text:span></text:p>
        </text:list-item>
        <text:list-item>
          <text:p text:style-name="P14">Connect the DC power supply to J12</text:p>
        </text:list-item>
      </text:list>
      <text:p text:style-name="P10"/>
      <text:p text:style-name="P11">Booting the board</text:p>
      <text:list xml:id="list3621088681" text:style-name="L17">
        <text:list-item>
          <text:p text:style-name="P15">Using a terminal emulator of your choice such as Putty, open a terminal with a baud rate of 115200.</text:p>
        </text:list-item>
        <text:list-item>
          <text:p text:style-name="P15">Power up the KV260 board and observe the power LEDs illuminate and the Linux boot response appear on the UART.</text:p>
        </text:list-item>
        <text:list-item>
          <text:p text:style-name="P15">Once the board has booted to the Linux command prompt, enable the root user with the command ‘sudo su -l root’.</text:p>
        </text:list-item>
        <text:list-item>
          <text:p text:style-name="P15">Verify internet connectivity with the command ‘ping 8.8.8.8’</text:p>
        </text:list-item>
      </text:list>
      <text:p text:style-name="P12"/>
      <text:p text:style-name="P12">Building and installing VVAS</text:p>
      <text:list xml:id="list3443693639" text:style-name="L18">
        <text:list-item>
          <text:p text:style-name="P4"><text:span text:style-name="T6">Clone the following repository containing the VVAS file structure onto the host PC with the following command: ‘</text:span><text:span text:style-name="Source_20_Text"><text:span text:style-name="T5">git clone --recurse-submodules </text:span></text:span><text:a xlink:type="simple" xlink:href="https://github.com/Xilinx/VVAS.git" text:style-name="Internet_20_link" text:visited-style-name="Visited_20_Internet_20_Link"><text:span text:style-name="Source_20_Text"><text:span text:style-name="T5">https://github.com/Xilinx/VVAS.git</text:span></text:span></text:a><text:span text:style-name="Source_20_Text"><text:span text:style-name="T5">’</text:span></text:span></text:p>
        </text:list-item>
        <text:list-item>
          <text:p text:style-name="P4"><text:span text:style-name="Source_20_Text"><text:span text:style-name="T5">Build VVAS with the following command within the repository folder: ‘./build_install_vvas.sh Edge’</text:span></text:span></text:p>
        </text:list-item>
        <text:list-item>
          <text:p text:style-name="P4"><text:span text:style-name="Source_20_Text"><text:span text:style-name="T5">Copy VVAS to the KV260 board using either a USB stick or the following network transfer command: </text:span></text:span></text:p>
          <text:p text:style-name="P4"><text:span text:style-name="Source_20_Text"><text:span text:style-name="T5">‘scp install/vvas_installer.tar.gz &lt;board ip&gt;:/’</text:span></text:span></text:p>
        </text:list-item>
        <text:list-item>
          <text:p text:style-name="P4"><text:span text:style-name="Source_20_Text"><text:span text:style-name="T5">On the KV260 board, run the following commands to install VVAS:</text:span></text:span></text:p>
          <text:p text:style-name="P4"><text:span text:style-name="Source_20_Text"><text:span text:style-name="T5">‘cd /’</text:span></text:span></text:p>
          <text:p text:style-name="P4"><text:span text:style-name="Source_20_Text"><text:span text:style-name="T5">‘tar -xvf vvas_installer.tar.gz’</text:span></text:span></text:p>
        </text:list-item>
        <text:list-item>
          <text:p text:style-name="P4"><text:span text:style-name="Source_20_Text"><text:span text:style-name="T5">VVAS should now be installed and ready to run on the KV260 board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4:06:12.600903043</meta:creation-date>
    <dc:date>2023-06-30T16:35:13.749294802</dc:date>
    <meta:editing-duration>PT2H29M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299" meta:character-count="1688" meta:non-whitespace-character-count="1443"/>
  </office:meta>
</office:document-meta>
</file>